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officeooo:rsid="00217860" officeooo:paragraph-rsid="00217860"/>
    </style:style>
    <style:style style:name="P3" style:family="paragraph" style:parent-style-name="Standard">
      <style:text-properties style:font-name="Abyssinica SIL" officeooo:rsid="00217860" officeooo:paragraph-rsid="00217860"/>
    </style:style>
    <style:style style:name="T1" style:family="text">
      <style:text-properties officeooo:rsid="001ec2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_9: l'état a t'il des merges de manoeuvres en terme de politique économique ?</text:p>
      <text:p text:style-name="P1"/>
      <text:p text:style-name="P1">La politique économique</text:p>
      <text:p text:style-name="P1">C'est toute les décisions politique (prise par le chef d'Etat) qui vont permettre de:</text:p>
      <text:p text:style-name="P1">1. améliorer un systeme politique "qui vas mal".</text:p>
      <text:p text:style-name="P1">2. régulariser une situation économique qui est instable( par exemple un taux de chomage tres instable.</text:p>
      <text:p text:style-name="P1"/>
      <text:p text:style-name="P1">4 fonctions régaliennes de l'Etat</text:p>
      <text:p text:style-name="P1"><text:s text:c="8"/>- sécurité exterieur</text:p>
      <text:p text:style-name="P1"><text:s text:c="8"/>- sécurité interieur</text:p>
      <text:p text:style-name="P1"><text:s text:c="8"/>- définir le droit et rendre justice</text:p>
      <text:p text:style-name="P1"><text:s text:c="8"/>- emmetre la monnaire</text:p>
      <text:p text:style-name="P1"><text:s/><text:span text:style-name="T1">la politique conjoncturelle monetaire </text:span></text:p>
      <text:p text:style-name="P2">la banque centrale a deux roles, maitriser l’inflation et stimuler la croissance </text:p>
      <text:p text:style-name="P2"/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0:17:04.623946493</meta:creation-date>
    <dc:date>2018-09-18T10:50:09.914056179</dc:date>
    <meta:editing-duration>PT12M18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93" meta:character-count="624" meta:non-whitespace-character-count="507"/>
  </office:meta>
</office:document-meta>
</file>